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_Unsteady_Oversteer_1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nsteady Oversteer" svg:font-family="'Unsteady Oversteer'" style:font-family-generic="modern" style:font-pitch="variable">
      <svg:font-face-src>
        <svg:font-face-uri xlink:href="Fonts/Font_Unsteady_Oversteer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text-properties style:font-name="Unsteady Oversteer" fo:font-size="96pt" officeooo:rsid="001bd80c" officeooo:paragraph-rsid="001bd80c" style:font-size-asian="96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nsteady Oversteer" svg:font-family="'Unsteady Oversteer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ke</meta:initial-creator>
    <meta:creation-date>2025-08-05T10:08:24.065663800</meta:creation-date>
    <meta:editing-cycles>23</meta:editing-cycles>
    <meta:editing-duration>PT18M58S</meta:editing-duration>
    <dc:date>2025-08-08T11:01:48.752564000</dc:date>
    <dc:creator>Mike</dc:creator>
    <meta:generator>LibreOfficeDev/26.2.0.0.alpha0$Windows_X86_64 LibreOffice_project/339eeaf85a539d6b3615f239eff1095783b2840d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